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Heading">
      <style:paragraph-properties fo:margin-left="0cm" fo:margin-right="0cm" fo:text-indent="0cm" style:auto-text-indent="false"/>
    </style:style>
    <style:style style:name="P3" style:family="paragraph" style:parent-style-name="Heading">
      <style:paragraph-properties fo:margin-left="0cm" fo:margin-right="0cm" fo:margin-top="7.421cm" fo:margin-bottom="0.21cm" fo:text-indent="0cm" style:auto-text-indent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Éditeur UML</text:p>
      <text:p text:style-name="P2">Manuel Utilisateur</text:p>
      <text:p text:style-name="P1">Version 1.0 - 2015</text:p>
      <text:h text:style-name="Heading_20_1" text:outline-level="1"/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5">Table des matières</text:p>
          </text:index-title>
          <text:p text:style-name="P6">A propos<text:tab/>2</text:p>
          <text:p text:style-name="P7">Auteurs<text:tab/>2</text:p>
        </text:index-body>
      </text:table-of-content>
      <text:h text:style-name="Heading_20_1" text:outline-level="1"/>
      <text:h text:style-name="P4" text:outline-level="1">Présentation</text:h>
      <text:h text:style-name="Heading_20_1" text:outline-level="1"/>
      <text:h text:style-name="P4" text:outline-level="1">A propos</text:h>
      <text:p text:style-name="Text_20_body">Editeur UML développé dans le cadre d'un projet de deuxième année à l'Ensimag.</text:p>
      <text:p text:style-name="Text_20_body">Version 1.0 de 2015.</text:p>
      <text:h text:style-name="Heading_20_2" text:outline-level="2">Auteurs</text:h>
      <text:p text:style-name="Text_20_body">BATAL Thibaut</text:p>
      <text:p text:style-name="Text_20_body">BEULE-DEUZAT Rémi</text:p>
      <text:p text:style-name="Text_20_body">RAKOTOARISOA Jérémy</text:p>
      <text:p text:style-name="Text_20_body">ROUSSEAU Jean-Benja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="100%" fo:margin-left="0cm" fo:margin-right="0cm" fo:margin-top="0.42cm" fo:margin-bottom="0.21cm" fo:text-align="center" style:justify-single-word="false" fo:text-indent="0cm" style:auto-text-indent="false" style:page-number="auto" fo:keep-with-next="always"/>
      <style:text-properties fo:color="#000000" style:font-name="Arial Black" fo:font-size="24pt" fo:font-weight="900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t Batal</meta:initial-creator>
    <meta:creation-date>2015-11-11T23:17:57.86</meta:creation-date>
    <dc:date>2015-11-11T23:34:26.70</dc:date>
    <dc:creator>Thibaut Batal</dc:creator>
    <meta:editing-duration>PT16M43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4" meta:paragraph-count="15" meta:word-count="45" meta:character-count="280"/>
  </office:meta>
</office:document-meta>
</file>